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6000005E08BD7E1A91BBE36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buntu Mono" svg:font-family="'Ubuntu Mono', Consolas, 'Courier New', monospace, 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26fd" officeooo:paragraph-rsid="000b26fd"/>
    </style:style>
    <style:style style:name="P2" style:family="paragraph" style:parent-style-name="Standard">
      <style:text-properties officeooo:rsid="000b26fd" officeooo:paragraph-rsid="000b26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x="-1.632cm" svg:y="0.318cm" svg:width="20.001cm" svg:height="20.135cm" draw:z-index="0"><draw:image xlink:href="Pictures/10000201000005D6000005E08BD7E1A91BBE36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buntu Mono" svg:font-family="'Ubuntu Mono', Consolas, 'Courier New', monospace, 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26fd" officeooo:paragraph-rsid="000b26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odrigo Iglesias Niet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0T18:47:12.449000000</meta:creation-date>
    <dc:date>2023-05-30T18:48:15.718000000</dc:date>
    <meta:editing-duration>PT1M3S</meta:editing-duration>
    <meta:editing-cycles>1</meta:editing-cycles>
    <meta:document-statistic meta:table-count="0" meta:image-count="1" meta:object-count="0" meta:page-count="1" meta:paragraph-count="1" meta:word-count="3" meta:character-count="22" meta:non-whitespace-character-count="20"/>
    <meta:generator>LibreOffice/7.1.2.2$Windows_X86_64 LibreOffice_project/8a45595d069ef5570103caea1b71cc9d82b2aae4</meta:generator>
  </office:meta>
</office:document-meta>
</file>